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2e4" officeooo:paragraph-rsid="0006b2e4"/>
    </style:style>
    <style:style style:name="P2" style:family="paragraph" style:parent-style-name="Standard">
      <style:text-properties officeooo:rsid="000879b0" officeooo:paragraph-rsid="000879b0"/>
    </style:style>
    <style:style style:name="P3" style:family="paragraph" style:parent-style-name="Text_20_body">
      <style:text-properties officeooo:rsid="0006b2e4" officeooo:paragraph-rsid="0006b2e4"/>
    </style:style>
    <style:style style:name="P4" style:family="paragraph" style:parent-style-name="Text_20_body">
      <style:text-properties officeooo:rsid="0006b2e4" officeooo:paragraph-rsid="0008414d"/>
    </style:style>
    <style:style style:name="P5" style:family="paragraph" style:parent-style-name="Text_20_body">
      <style:text-properties officeooo:paragraph-rsid="0008414d"/>
    </style:style>
    <style:style style:name="P6" style:family="paragraph" style:parent-style-name="Text_20_body">
      <style:text-properties officeooo:rsid="0006b2e4"/>
    </style:style>
    <style:style style:name="P7" style:family="paragraph" style:parent-style-name="Standard">
      <style:text-properties officeooo:rsid="000aa29c" officeooo:paragraph-rsid="000aa29c"/>
    </style:style>
    <style:style style:name="P8" style:family="paragraph" style:parent-style-name="Standard">
      <style:text-properties officeooo:rsid="0008414d" officeooo:paragraph-rsid="0008414d"/>
    </style:style>
    <style:style style:name="P9" style:family="paragraph" style:parent-style-name="Standard" style:list-style-name="L1">
      <style:text-properties officeooo:rsid="0008ac46" officeooo:paragraph-rsid="0008ac46"/>
    </style:style>
    <style:style style:name="P10" style:family="paragraph" style:parent-style-name="Standard" style:list-style-name="L1">
      <style:text-properties officeooo:rsid="0008414d" officeooo:paragraph-rsid="0008414d"/>
    </style:style>
    <style:style style:name="T1" style:family="text">
      <style:text-properties officeooo:rsid="0006b2e4"/>
    </style:style>
    <style:style style:name="T2" style:family="text">
      <style:text-properties officeooo:rsid="0008414d"/>
    </style:style>
    <style:style style:name="T3" style:family="text">
      <style:text-properties officeooo:rsid="000d3d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ing to Azure</text:p>
      <text:p text:style-name="P1"/>
      <text:p text:style-name="P2">Required</text:p>
      <text:p text:style-name="P2">Filezilla</text:p>
      <text:p text:style-name="P2"/>
      <text:p text:style-name="P2"/>
      <text:p text:style-name="P3">Azure:</text:p>
      <text:p text:style-name="P4">Resource group is coinsapp.</text:p>
      <text:p text:style-name="P5"><text:span text:style-name="T1">SQL database is WoodseatsScouts.Coins. / </text:span>WoodseatsScouts.Coins.2026</text:p>
      <text:p text:style-name="P4">SQL server is woodseatsscouts-coins.</text:p>
      <text:p text:style-name="P6">App Service <text:span text:style-name="T2">is</text:span> Release-Scouts-WebApi.</text:p>
      <text:p text:style-name="P6">Static Web App <text:span text:style-name="T2">is</text:span> Release-Scouts-ReactApp.</text:p>
      <text:p text:style-name="P6"/>
      <text:p text:style-name="P6">The application:</text:p>
      <text:p text:style-name="P6">React Typescript Vite <text:span text:style-name="T2">is</text:span> woodseatsscouts.coins.web.</text:p>
      <text:p text:style-name="P4">.Net 10 Web Ap<text:span text:style-name="T2">i is</text:span> WoodseatsScouts.Coins.Api.</text:p>
      <text:p text:style-name="P1"/>
      <text:p text:style-name="P7">Current sql server admin <text:span text:style-name="T3">username </text:span>password: </text:p>
      <text:p text:style-name="P1"/>
      <text:p text:style-name="P1"/>
      <text:p text:style-name="P8">Process.</text:p>
      <text:list text:style-name="L1">
        <text:list-item>
          <text:p text:style-name="P9">React app</text:p>
          <text:list>
            <text:list-item>
              <text:p text:style-name="P9">Create App Service, Node 24. Go to Settings, Configuration, Stack setttings, Startup command: npx serve -s /home/site/wwwroot -l 8080</text:p>
            </text:list-item>
            <text:list-item>
              <text:p text:style-name="P9">Overview, Restart. Wait until app is served</text:p>
            </text:list-item>
            <text:list-item>
              <text:p text:style-name="P10"><text:bookmark-start text:name="__DdeLink__320_1364579326"/><text:bookmark-start text:name="__DdeLink__495_1364579326"/>VITE_WEB_API_URI<text:bookmark-end text:name="__DdeLink__320_1364579326"/>=<text:a xlink:type="simple" xlink:href="https://release-scouts-webapi.azurewebsites.net/" text:style-name="Internet_20_link" text:visited-style-name="Visited_20_Internet_20_Link">https://release-scouts-webapi.azurewebsites.net</text:a><text:bookmark-end text:name="__DdeLink__495_1364579326"/></text:p>
            </text:list-item>
            <text:list-item>
              <text:p text:style-name="P10">npm run build</text:p>
            </text:list-item>
            <text:list-item>
              <text:p text:style-name="P9">Connect using Filezilla, copy contents of dist to /site/wwwroot</text:p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20:42:06.163135442</meta:creation-date>
    <dc:date>2026-04-22T23:52:01.265405642</dc:date>
    <meta:editing-duration>PT2M34S</meta:editing-duration>
    <meta:editing-cycles>3</meta:editing-cycles>
    <meta:generator>LibreOffice/25.8.5.2$Linux_X86_64 LibreOffice_project/580$Build-2</meta:generator>
    <meta:document-statistic meta:table-count="0" meta:image-count="0" meta:object-count="0" meta:page-count="1" meta:paragraph-count="21" meta:word-count="97" meta:character-count="753" meta:non-whitespace-character-count="682"/>
  </office:meta>
</office:document-meta>
</file>